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7673in"/>
    </style:style>
    <style:style style:name="co7" style:family="table-column">
      <style:table-column-properties fo:break-before="auto" style:column-width="0.7791in"/>
    </style:style>
    <style:style style:name="co8" style:family="table-column">
      <style:table-column-properties fo:break-before="auto" style:column-width="2.5799in"/>
    </style:style>
    <style:style style:name="co9" style:family="table-column">
      <style:table-column-properties fo:break-before="auto" style:column-width="2.6173in"/>
    </style:style>
    <style:style style:name="co10" style:family="table-column">
      <style:table-column-properties fo:break-before="auto" style:column-width="2.5165in"/>
    </style:style>
    <style:style style:name="co11" style:family="table-column">
      <style:table-column-properties fo:break-before="auto" style:column-width="1.3335in"/>
    </style:style>
    <style:style style:name="ro1" style:family="table-row">
      <style:table-row-properties style:row-height="0.2008in" fo:break-before="auto" style:use-optimal-row-height="true"/>
    </style:style>
    <style:style style:name="ro2" style:family="table-row">
      <style:table-row-properties style:row-height="0.3516in" fo:break-before="auto" style:use-optimal-row-height="true"/>
    </style:style>
    <style:style style:name="ro3" style:family="table-row">
      <style:table-row-properties style:row-height="0.6854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1.0201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ro7" style:family="table-row">
      <style:table-row-properties style:row-height="0.652in" fo:break-before="auto" style:use-optimal-row-height="true"/>
    </style:style>
    <style:style style:name="ro8" style:family="table-row">
      <style:table-row-properties style:row-height="0.8528in" fo:break-before="auto" style:use-optimal-row-height="true"/>
    </style:style>
    <style:style style:name="ro9" style:family="table-row">
      <style:table-row-properties style:row-height="1.0366in" fo:break-before="auto" style:use-optimal-row-height="true"/>
    </style:style>
    <style:style style:name="ro10" style:family="table-row">
      <style:table-row-properties style:row-height="0.3681in" fo:break-before="auto" style:use-optimal-row-height="true"/>
    </style:style>
    <style:style style:name="ro11" style:family="table-row">
      <style:table-row-properties style:row-height="0.8701in" fo:break-before="auto" style:use-optimal-row-height="true"/>
    </style:style>
    <style:style style:name="ro12" style:family="table-row">
      <style:table-row-properties style:row-height="0.5354in" fo:break-before="auto" style:use-optimal-row-height="true"/>
    </style:style>
    <style:style style:name="ro13" style:family="table-row">
      <style:table-row-properties style:row-height="1.3717in" fo:break-before="auto" style:use-optimal-row-height="true"/>
    </style:style>
    <style:style style:name="ro14" style:family="table-row">
      <style:table-row-properties style:row-height="0.7028in" fo:break-before="auto" style:use-optimal-row-height="true"/>
    </style:style>
    <style:style style:name="ro15" style:family="table-row">
      <style:table-row-properties style:row-height="1.1874in" fo:break-before="auto" style:use-optimal-row-height="true"/>
    </style:style>
    <style:style style:name="ro16" style:family="table-row">
      <style:table-row-properties style:row-height="0.170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9966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47b8b8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cc99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7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4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37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6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37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996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47b8b8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cc99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9966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47b8b8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cc99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2"/>
        <table:table-column table:style-name="co3" table:default-cell-style-name="ce11"/>
        <table:table-column table:style-name="co1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52"/>
        <table:table-column table:style-name="co9" table:default-cell-style-name="ce52"/>
        <table:table-column table:style-name="co10" table:default-cell-style-name="ce56"/>
        <table:table-column table:style-name="co1" table:number-columns-repeated="244" table:default-cell-style-name="ce11"/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84">684</text:a></text:span></text:p>
          </table:table-cell>
          <table:table-cell table:style-name="ce13" office:value-type="string">
            <text:p>Plugin Package Swap for Toolset Menu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Close</text:p>
          </table:table-cell>
          <table:table-cell table:style-name="ce13" office:value-type="string">
            <text:p>Becomes irrelevant with the new menu cod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9">1749</text:a></text:span></text:p>
          </table:table-cell>
          <table:table-cell table:style-name="ce14" office:value-type="string">
            <text:p>Deprecating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Close</text:p>
          </table:table-cell>
          <table:table-cell table:style-name="ce14" office:value-type="string">
            <text:p>Filtering will be part of the toolset redesign.</text:p>
          </table:table-cell>
          <table:table-cell table:style-name="ce14" office:value-type="string">
            <text:p>Should rename this to reflect change of design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4" office:value-type="string">
            <text:p>Job History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This can happen independently of any of the other queue features</text:p>
          </table:table-cell>
          <table:table-cell table:style-name="ce14" office:value-type="string">
            <text:p>Agreed. <text:s/>It think this is a good feature by itself regardless of what we decide to do with the other queue UI enhancements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855">1855</text:a></text:span></text:p>
          </table:table-cell>
          <table:table-cell table:style-name="ce14" office:value-type="string">
            <text:p>Template builder suggestion: TemplateProp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Not sure what the best solution to this problem is. <text:s/>So we need to scrum-up on this.</text:p>
          </table:table-cell>
          <table:table-cell table:style-name="ce14" office:value-type="string">
            <text:p>Agree that I have no idea how to do this though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5" office:value-type="string">
            <text:p>UI bug: text field isn't marked as dirty until you hit Ent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This would be really good to have, I think, but we need to figure out a sane way to do it.</text:p>
          </table:table-cell>
          <table:table-cell table:style-name="ce15" office:value-type="string">
            <text:p>Added the DocumentListner idea to post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97">1397</text:a></text:span></text:p>
          </table:table-cell>
          <table:table-cell table:style-name="ce14" office:value-type="string">
            <text:p>Per-Node Archiving/Offlining Properti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When we introduce node typing for data locality, this seems to be a logical extension to that.</text:p>
          </table:table-cell>
          <table:table-cell table:style-name="ce14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3" office:value-type="string">
            <text:p>optional display of full/partial node name in node view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iscuss</text:p>
          </table:table-cell>
          <table:table-cell table:style-name="ce13" office:value-type="string">
            <text:p>We need to figure out if we want to do this. <text:s/>pipeline 3 negates the need for this feature</text:p>
          </table:table-cell>
          <table:table-cell table:style-name="ce13" office:value-type="string">
            <text:p>John could add very basic support for this when he does the NodeStyles feat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3" office:value-type="string">
            <text:p>Improvement: NukeSubstComp A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58">1658</text:a></text:span></text:p>
          </table:table-cell>
          <table:table-cell table:style-name="ce14" office:value-type="string">
            <text:p>Way to view StdErr, StdOut of Edi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I'm the only one who seems to care, we can just let it go for now.</text:p>
          </table:table-cell>
          <table:table-cell table:style-name="ce14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3" office:value-type="string">
            <text:p>Update the Manual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1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All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iki = new docs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82">582</text:a></text:span></text:p>
          </table:table-cell>
          <table:table-cell table:style-name="ce13" office:value-type="string">
            <text:p>Changing Toolset needs to invalidate Action/Edito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This is a massive change, but I feel like it has to happen.</text:p>
          </table:table-cell>
          <table:table-cell table:style-name="ce13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5">1705</text:a></text:span></text:p>
          </table:table-cell>
          <table:table-cell table:style-name="ce13" office:value-type="string">
            <text:p>Exclusive is not always exclusive in Toolset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 to deal with this, I think</text:p>
          </table:table-cell>
          <table:table-cell table:style-name="ce13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83">1883</text:a></text:span></text:p>
          </table:table-cell>
          <table:table-cell table:style-name="ce13" office:value-type="string">
            <text:p>Default Editor list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Will solveit.</text:p>
          </table:table-cell>
          <table:table-cell table:style-name="ce13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4" office:value-type="string">
            <text:p>Clean Unused Toolset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The toolset conversion tool will deal with this. <text:s/>Having underDevelopment toolsets will hopefully cure the res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973">973</text:a></text:span></text:p>
          </table:table-cell>
          <table:table-cell table:style-name="ce14" office:value-type="string">
            <text:p>Add ArchType for Toolset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Working on this now. <text:s/>Si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7">1837</text:a></text:span></text:p>
          </table:table-cell>
          <table:table-cell table:style-name="ce14" office:value-type="string">
            <text:p>Scheduling: actions request how many slots they want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can be done before the main queue overhaul and would be wicked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84">1684</text:a></text:span></text:p>
          </table:table-cell>
          <table:table-cell table:style-name="ce14" office:value-type="string">
            <text:p>Multiple Key Choosers per Ke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In my spare time.</text:p>
          </table:table-cell>
          <table:table-cell table:style-name="ce14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07">1707</text:a></text:span></text:p>
          </table:table-cell>
          <table:table-cell table:style-name="ce14" office:value-type="string">
            <text:p>auto-disable job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Probably be done after the main queue redesign.</text:p>
          </table:table-cell>
          <table:table-cell table:style-name="ce14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18">1318</text:a></text:span></text:p>
          </table:table-cell>
          <table:table-cell table:style-name="ce14" office:value-type="string">
            <text:p>rendering exclusively on machine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will be considered in the great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3" office:value-type="string">
            <text:p>Flag to avoid run-up time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Queue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f I'm modifying the queue, I might as well modify this to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13">1613</text:a></text:span></text:p>
          </table:table-cell>
          <table:table-cell table:style-name="ce14" office:value-type="string">
            <text:p>Job Dispatch Revisited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is the heart of the queue redesign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4" office:value-type="string">
            <text:p>Distributed Job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s part of the Queue Redesign, we should be able to support Distributed Jobs</text:p>
          </table:table-cell>
          <table:table-cell table:style-name="ce14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6">1836</text:a></text:span></text:p>
          </table:table-cell>
          <table:table-cell table:style-name="ce14" office:value-type="string">
            <text:p>More Detailed Reserva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lots will become the basic unit of commerce in the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51">951</text:a></text:span></text:p>
          </table:table-cell>
          <table:table-cell table:style-name="ce14" office:value-type="string">
            <text:p>Redesign of Package Layout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e'll break everything as part of the Pipeline 3 upgrade.</text:p>
          </table:table-cell>
          <table:table-cell table:style-name="ce14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21">1121</text:a></text:span></text:p>
          </table:table-cell>
          <table:table-cell table:style-name="ce14" office:value-type="string">
            <text:p>Job Execution Details for Each Attempt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llowing jobs to rerun would be great.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4" office:value-type="string">
            <text:p>Job Output Parsing: Monitor/Validator Plugin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Part of the queue overhaul. <text:s/>This could also be done separately, but who has the time?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01">1401</text:a></text:span></text:p>
          </table:table-cell>
          <table:table-cell table:style-name="ce14" office:value-type="string">
            <text:p>Add parameters to Editor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. this would be great. <text:s/>Whenever I get to it. <text:s/>Ha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5" office:value-type="string">
            <text:p><text:a xlink:href="http://temerity.us/community/forums/viewtopic.php?t=1925">1925</text:a></text:p>
          </table:table-cell>
          <table:table-cell table:style-name="ce16" office:value-type="string">
            <text:p>Template Touch setting fails on conform</text:p>
          </table:table-cell>
          <table:table-cell table:style-name="ce5" office:value-type="string">
            <text:p>Node Builders</text:p>
          </table:table-cell>
          <table:table-cell table:style-name="ce33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esse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est</text:p>
          </table:table-cell>
          <table:table-cell table:style-name="ce48" table:number-columns-repeated="2"/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794">1794</text:a></text:span></text:p>
          </table:table-cell>
          <table:table-cell table:style-name="ce17" office:value-type="string">
            <text:p>Node modified, but no staleness</text:p>
          </table:table-cell>
          <table:table-cell table:style-name="ce27" office:value-type="string">
            <text:p>Node Builders</text:p>
          </table:table-cell>
          <table:table-cell table:style-name="ce34" office:value-type="string">
            <text:p>2.4.4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est</text:p>
          </table:table-cell>
          <table:table-cell table:style-name="ce17" office:value-type="string">
            <text:p>No idea how to reproduce this right now.</text:p>
          </table:table-cell>
          <table:table-cell table:style-name="ce17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99">1599</text:a></text:span></text:p>
          </table:table-cell>
          <table:table-cell table:style-name="ce14" office:value-type="string">
            <text:p>Synch and Unify nodes for the Task System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e entire task system needs a quick update. <text:s/>I should do that sooner rather than later. <text:s/>Sigh.</text:p>
          </table:table-cell>
          <table:table-cell table:style-name="ce54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4" office:value-type="string">
            <text:p>Annotation Exceptions with Clone Due to Permiss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need to address this at some point.</text:p>
          </table:table-cell>
          <table:table-cell table:style-name="ce14" office:value-type="string">
            <text:p>Renamed this bug.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<text:span text:style-name="T1"><text:a xlink:href="http://temerity.us/community/forums/viewtopic.php?t=1495">1495</text:a></text:span></text:p>
          </table:table-cell>
          <table:table-cell table:style-name="ce17" office:value-type="string">
            <text:p>KeyChooser Plugin Updates</text:p>
          </table:table-cell>
          <table:table-cell table:style-name="ce27" office:value-type="string">
            <text:p>Server Daemons</text:p>
          </table:table-cell>
          <table:table-cell table:style-name="ce34" office:value-type="string">
            <text:p>2.4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Soon</text:p>
          </table:table-cell>
          <table:table-cell table:style-name="ce17" office:value-type="string">
            <text:p>Really should fix this.</text:p>
          </table:table-cell>
          <table:table-cell table:style-name="ce17" office:value-type="string">
            <text:p>Agreed and so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31">631</text:a></text:span></text:p>
          </table:table-cell>
          <table:table-cell table:style-name="ce13" office:value-type="string">
            <text:p>Alternative Job Submission Orde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reat idea and I should do it when I finish toolset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417">1417</text:a></text:span></text:p>
          </table:table-cell>
          <table:table-cell table:style-name="ce13" office:value-type="string">
            <text:p>Reorganize CompBuild Action Parameter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should be done.</text:p>
          </table:table-cell>
          <table:table-cell table:style-name="ce13" office:value-type="string">
            <text:p>Agreed, but not that high priorit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36">1536</text:a></text:span></text:p>
          </table:table-cell>
          <table:table-cell table:style-name="ce14" office:value-type="string">
            <text:p>Add Frame Options to Queue Job Specia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s soon as Toolsets are done, I should do this.</text:p>
          </table:table-cell>
          <table:table-cell table:style-name="ce14" office:value-type="string">
            <text:p>Can't see how this is a pressing issue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3">1563</text:a></text:span></text:p>
          </table:table-cell>
          <table:table-cell table:style-name="ce13" office:value-type="string">
            <text:p>TaskToolUtils.findUpstreamNodes() is Slow!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will be eliminated by the Task redesign anyway. <text:s/>But working code exists in TemplateBuilder, so I should just copy/paste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626">1626</text:a></text:span></text:p>
          </table:table-cell>
          <table:table-cell table:style-name="ce14" office:value-type="string">
            <text:p>query plugin mgr for plugins that are not underdevelopment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 nice when it is ther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14">1614</text:a></text:span></text:p>
          </table:table-cell>
          <table:table-cell table:style-name="ce13" office:value-type="string">
            <text:p>A JobGroupID field in a QueueJob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 this soo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323">1323</text:a></text:span></text:p>
          </table:table-cell>
          <table:table-cell table:style-name="ce17" office:value-type="string">
            <text:p>System Load on Windows Inconsistent with Unix Load</text:p>
          </table:table-cell>
          <table:table-cell table:style-name="ce27" office:value-type="string">
            <text:p>Server Daemons</text:p>
          </table:table-cell>
          <table:table-cell table:style-name="ce34" office:value-type="string">
            <text:p>2.3.1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Soon</text:p>
          </table:table-cell>
          <table:table-cell table:style-name="ce17" office:value-type="string">
            <text:p>Need to do something with this to make it better</text:p>
          </table:table-cell>
          <table:table-cell table:style-name="ce17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918">1918</text:a></text:span></text:p>
          </table:table-cell>
          <table:table-cell table:style-name="ce13" office:value-type="string">
            <text:p>Default host selection mecanism for job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omes obsolete with the queue redesign, but would be easy to do in the mean time.</text:p>
          </table:table-cell>
          <table:table-cell table:style-name="ce54" office:value-type="string">
            <text:p>Added some ideas to post about implementation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4" office:value-type="string">
            <text:p>Builder improvement: rerun, and autofill with last params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easy, but I told lumiere I'd do it</text:p>
          </table:table-cell>
          <table:table-cell table:style-name="ce14"/>
          <table:table-cell table:number-columns-repeated="245"/>
        </table:table-row>
        <table:table-row table:style-name="ro6">
          <table:table-cell table:style-name="ce7" office:value-type="string">
            <text:p><text:a xlink:href="http://temerity.us/community/forums/viewtopic.php?t=1939">1939</text:a></text:p>
          </table:table-cell>
          <table:table-cell table:style-name="ce18" office:value-type="string">
            <text:p>Template: Adaptive Copy Setting.</text:p>
          </table:table-cell>
          <table:table-cell table:style-name="ce7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49" table:number-columns-repeated="2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14">1014</text:a></text:span></text:p>
          </table:table-cell>
          <table:table-cell table:style-name="ce14" office:value-type="string">
            <text:p>Adobe CS2 Export Act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even sure if Photoshop accepts command-line scripts correctly.</text:p>
          </table:table-cell>
          <table:table-cell table:style-name="ce14"/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3" office:value-type="string">
            <text:p>Needs docs for Eclipse pipeline-local setup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3.1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Give me a wiki and I'll give you doc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5">1835</text:a></text:span></text:p>
          </table:table-cell>
          <table:table-cell table:style-name="ce14" office:value-type="string">
            <text:p>Job Duration Prediction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needs to wait till the Database manager is a reality, so that data mining becomes easy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a xlink:href="http://temerity.us/community/forums/viewtopic.php?t=1931">1931</text:a></text:p>
          </table:table-cell>
          <table:table-cell table:style-name="ce18" office:value-type="string">
            <text:p>Example Java Task Tracker</text:p>
          </table:table-cell>
          <table:table-cell table:style-name="ce7" office:value-type="string">
            <text:p>General</text:p>
          </table:table-cell>
          <table:table-cell table:style-name="ce35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Defer</text:p>
          </table:table-cell>
          <table:table-cell table:style-name="ce49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297">1297</text:a></text:span></text:p>
          </table:table-cell>
          <table:table-cell table:style-name="ce14" office:value-type="string">
            <text:p>Builder Man Pages</text:p>
          </table:table-cell>
          <table:table-cell table:style-name="ce25" office:value-type="string">
            <text:p>Docs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we don't have any new builders, it doesn't make sense to do docs for the outdated ones.</text:p>
          </table:table-cell>
          <table:table-cell table:style-name="ce14" office:value-type="string">
            <text:p>I'll let it slide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3" office:value-type="string">
            <text:p>Queue Distribution Based on Local Caching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We need to implement local caching first (which I'm not doing). <text:s/>Once that is done, I can do this.</text:p>
          </table:table-cell>
          <table:table-cell table:style-name="ce13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6">
          <table:table-cell table:style-name="ce2" office:value-type="string">
            <text:p><text:a xlink:href="http://temerity.us/community/forums/viewtopic.php?t=1960">1960</text:a></text:p>
          </table:table-cell>
          <table:table-cell table:style-name="ce13" office:value-type="string">
            <text:p>More Queue Runtime Controls</text:p>
          </table:table-cell>
          <table:table-cell table:style-name="ce24" office:value-type="string">
            <text:p>Server Daemons</text:p>
          </table:table-cell>
          <table:table-cell table:style-name="ce24" office:value-type="string">
            <text:p>2.4.6</text:p>
          </table:table-cell>
          <table:table-cell table:style-name="ce24" office:value-type="string">
            <text:p>Feature Reques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/>
          <table:table-cell table:style-name="ce13" office:value-type="string">
            <text:p>Disney demo.</text:p>
          </table:table-cell>
          <table:table-cell table:style-name="ce55"/>
          <table:table-cell table:style-name="ce57" table:number-columns-repeated="244"/>
        </table:table-row>
        <table:table-row table:style-name="ro6">
          <table:table-cell table:style-name="ce2" office:value-type="string">
            <text:p><text:a xlink:href="http://temerity.us/community/forums/viewtopic.php?t=1959">1959</text:a></text:p>
          </table:table-cell>
          <table:table-cell table:style-name="ce13" office:value-type="string">
            <text:p>Memory Profile the UI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4.6</text:p>
          </table:table-cell>
          <table:table-cell table:style-name="ce24" office:value-type="string">
            <text:p>Feature Reques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/>
          <table:table-cell table:style-name="ce13" office:value-type="string">
            <text:p>Disney demo.</text:p>
          </table:table-cell>
          <table:table-cell table:style-name="ce55"/>
          <table:table-cell table:style-name="ce57" table:number-columns-repeated="244"/>
        </table:table-row>
        <table:table-row table:style-name="ro6">
          <table:table-cell table:style-name="ce2"/>
          <table:table-cell table:style-name="ce13" office:value-type="string">
            <text:p>Node State Overhaul</text:p>
          </table:table-cell>
          <table:table-cell table:style-name="ce24" table:number-columns-repeated="4"/>
          <table:table-cell table:style-name="ce39" table:number-columns-repeated="3"/>
          <table:table-cell table:style-name="ce13" table:number-columns-repeated="2"/>
          <table:table-cell table:number-columns-repeated="245"/>
        </table:table-row>
        <table:table-row table:style-name="ro6">
          <table:table-cell table:style-name="ce8" office:value-type="string">
            <text:p><text:span text:style-name="T1"><text:a xlink:href="http://temerity.us/community/forums/viewtopic.php?t=1892">1892</text:a></text:span></text:p>
          </table:table-cell>
          <table:table-cell table:style-name="ce19" office:value-type="string">
            <text:p>Renumber Does not Propigate Staleness correctly.</text:p>
          </table:table-cell>
          <table:table-cell table:style-name="ce28" office:value-type="string">
            <text:p>Java API</text:p>
          </table:table-cell>
          <table:table-cell table:style-name="ce36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im</text:p>
          </table:table-cell>
          <table:table-cell table:style-name="ce45" office:value-type="string">
            <text:p>Status Overhaul</text:p>
          </table:table-cell>
          <table:table-cell table:style-name="ce45" office:value-type="string">
            <text:p>ASAP</text:p>
          </table:table-cell>
          <table:table-cell table:style-name="ce19"/>
          <table:table-cell table:style-name="ce19" office:value-type="string">
            <text:p>Must fix soon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73">573</text:a></text:span></text:p>
          </table:table-cell>
          <table:table-cell table:style-name="ce14" office:value-type="string">
            <text:p>Intermediate Node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Currently being worked on.</text:p>
          </table:table-cell>
          <table:table-cell table:style-name="ce14" office:value-type="string">
            <text:p>Waiting on Status improvements firs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42">1142</text:a></text:span></text:p>
          </table:table-cell>
          <table:table-cell table:style-name="ce14" office:value-type="string">
            <text:p>Queue Database Backup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We should be doing complete backups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8" office:value-type="string">
            <text:p><text:span text:style-name="T1"><text:a xlink:href="http://temerity.us/community/forums/viewtopic.php?t=1798">1798</text:a></text:span></text:p>
          </table:table-cell>
          <table:table-cell table:style-name="ce19" office:value-type="string">
            <text:p>Rename vouch is too aggressive</text:p>
          </table:table-cell>
          <table:table-cell table:style-name="ce28" office:value-type="string">
            <text:p>Java API</text:p>
          </table:table-cell>
          <table:table-cell table:style-name="ce36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5" office:value-type="string">
            <text:p>Jim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ASAP</text:p>
          </table:table-cell>
          <table:table-cell table:style-name="ce19"/>
          <table:table-cell table:style-name="ce19" office:value-type="string">
            <text:p>Needs to be fixed soon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4" office:value-type="string">
            <text:p>A New Type of Node which Represents a Directory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there are a lot of really cool things we could do with this that we can't do right now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12">1912</text:a></text:span></text:p>
          </table:table-cell>
          <table:table-cell table:style-name="ce14" office:value-type="string">
            <text:p>Add mv to NativeFileSy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imple to do, but we need it.</text:p>
          </table:table-cell>
          <table:table-cell table:style-name="ce14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36">536</text:a></text:span></text:p>
          </table:table-cell>
          <table:table-cell table:style-name="ce13" office:value-type="string">
            <text:p>License Expiration Warning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Remind people to give us money. <text:s/>This is a great idea.</text:p>
          </table:table-cell>
          <table:table-cell table:style-name="ce13" office:value-type="string">
            <text:p>50% implemented already. <text:s/>Just need to tweak it a bit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079">1079</text:a></text:span></text:p>
          </table:table-cell>
          <table:table-cell table:style-name="ce14" office:value-type="string">
            <text:p>Node Insta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olves so many problems in Pipeline and can dramatically reduce disk usage. <text:s/>This is one feature we really need.</text:p>
          </table:table-cell>
          <table:table-cell table:style-name="ce14" office:value-type="string">
            <text:p>Ok, soon..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38">1138</text:a></text:span></text:p>
          </table:table-cell>
          <table:table-cell table:style-name="ce13" office:value-type="string">
            <text:p>Checksum Caching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peed upgrades are good.</text:p>
          </table:table-cell>
          <table:table-cell table:style-name="ce13" office:value-type="string">
            <text:p>Part of VC Speed improvement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93">1893</text:a></text:span></text:p>
          </table:table-cell>
          <table:table-cell table:style-name="ce13" office:value-type="string">
            <text:p>Better status reporting for jobs that silently fai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Very simple. but huge win.</text:p>
          </table:table-cell>
          <table:table-cell table:style-name="ce13" office:value-type="string">
            <text:p>Free as part of JobMgr checksum generation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54">1854</text:a></text:span></text:p>
          </table:table-cell>
          <table:table-cell table:style-name="ce13" office:value-type="string">
            <text:p>Reducing fileserver traffic/checkin time: Move vs. copy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st feature ever.</text:p>
          </table:table-cell>
          <table:table-cell table:style-name="ce13" office:value-type="string">
            <text:p>Absolutely!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367">367</text:a></text:span></text:p>
          </table:table-cell>
          <table:table-cell table:style-name="ce14" office:value-type="string">
            <text:p>Remote Clients / Secondary Serv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Part of the MultiSite feature group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98">698</text:a></text:span></text:p>
          </table:table-cell>
          <table:table-cell table:style-name="ce14" office:value-type="string">
            <text:p>Node Data Localit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be part of the MultiSite stuff?</text:p>
          </table:table-cell>
          <table:table-cell table:style-name="ce14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4" office:value-type="string">
            <text:p>Redundant Master Serv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don't need this, though we should consider it when adding multiple site stuff, since we might get it for almost free.</text:p>
          </table:table-cell>
          <table:table-cell table:style-name="ce14" office:value-type="string">
            <text:p>Should be done as part of MultiSit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34">1734</text:a></text:span></text:p>
          </table:table-cell>
          <table:table-cell table:style-name="ce13" office:value-type="string">
            <text:p>Windows Service Should Run JVM as a Separate Proces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WinJobMg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cause Windows should work.</text:p>
          </table:table-cell>
          <table:table-cell table:style-name="ce13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025">1025</text:a></text:span></text:p>
          </table:table-cell>
          <table:table-cell table:style-name="ce17" office:value-type="string">
            <text:p>Remote Windows Job Server Shutdown</text:p>
          </table:table-cell>
          <table:table-cell table:style-name="ce27" office:value-type="string">
            <text:p>Server Daemons</text:p>
          </table:table-cell>
          <table:table-cell table:style-name="ce34" office:value-type="string">
            <text:p>2.2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3" office:value-type="string">
            <text:p>Jim</text:p>
          </table:table-cell>
          <table:table-cell table:style-name="ce43" office:value-type="string">
            <text:p>WinJobMgr</text:p>
          </table:table-cell>
          <table:table-cell table:style-name="ce43" office:value-type="string">
            <text:p>ASAP</text:p>
          </table:table-cell>
          <table:table-cell table:style-name="ce17" office:value-type="string">
            <text:p>Be really nice to actually be able to stop jobmgrs on Windows</text:p>
          </table:table-cell>
          <table:table-cell table:style-name="ce17" office:value-type="string">
            <text:p>Would be solved by 1025. <text:s/>I hope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896">1896</text:a></text:span></text:p>
          </table:table-cell>
          <table:table-cell table:style-name="ce17" office:value-type="string">
            <text:p>Frames are not always copied from target directory</text:p>
          </table:table-cell>
          <table:table-cell table:style-name="ce27" office:value-type="string">
            <text:p>Server Daemons</text:p>
          </table:table-cell>
          <table:table-cell table:style-name="ce34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3" office:value-type="string">
            <text:p>Jim</text:p>
          </table:table-cell>
          <table:table-cell table:style-name="ce43" office:value-type="string">
            <text:p>WinJobMgr</text:p>
          </table:table-cell>
          <table:table-cell table:style-name="ce43" office:value-type="string">
            <text:p>Soon</text:p>
          </table:table-cell>
          <table:table-cell table:style-name="ce17" office:value-type="string">
            <text:p>Leads to really bad behavior with Windows JobManagers</text:p>
          </table:table-cell>
          <table:table-cell table:style-name="ce17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8" office:value-type="string">
            <text:p><text:span text:style-name="T1"><text:a xlink:href="http://temerity.us/community/forums/viewtopic.php?t=1736">1736</text:a></text:span></text:p>
          </table:table-cell>
          <table:table-cell table:style-name="ce19" office:value-type="string">
            <text:p>QueueMgr doesn't update job count correctly after disconnect</text:p>
          </table:table-cell>
          <table:table-cell table:style-name="ce28" office:value-type="string">
            <text:p>Server Daemons</text:p>
          </table:table-cell>
          <table:table-cell table:style-name="ce36" office:value-type="string">
            <text:p>2.4.3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5" office:value-type="string">
            <text:p>Jim</text:p>
          </table:table-cell>
          <table:table-cell table:style-name="ce45" office:value-type="string">
            <text:p>Windows</text:p>
          </table:table-cell>
          <table:table-cell table:style-name="ce45" office:value-type="string">
            <text:p>Test</text:p>
          </table:table-cell>
          <table:table-cell table:style-name="ce50" office:value-type="string">
            <text:p>Not sure we know enough about this to really effectively tackle it.  Also it appears to be Windows-only, so it can wait.</text:p>
          </table:table-cell>
          <table:table-cell table:style-name="ce50" office:value-type="string">
            <text:p>This is bad enough that we can't ignore it, but we don't know what is causing it either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421">1421</text:a></text:span></text:p>
          </table:table-cell>
          <table:table-cell table:style-name="ce17" office:value-type="string">
            <text:p>Symlinks to Target are not relative</text:p>
          </table:table-cell>
          <table:table-cell table:style-name="ce27" office:value-type="string">
            <text:p>Server Daemons</text:p>
          </table:table-cell>
          <table:table-cell table:style-name="ce34" office:value-type="string">
            <text:p>2.3.1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3" office:value-type="string">
            <text:p>Jim</text:p>
          </table:table-cell>
          <table:table-cell table:style-name="ce43" office:value-type="string">
            <text:p>Windows</text:p>
          </table:table-cell>
          <table:table-cell table:style-name="ce43" office:value-type="string">
            <text:p>Soon</text:p>
          </table:table-cell>
          <table:table-cell table:style-name="ce17" office:value-type="string">
            <text:p>This becomes a priority when we have a heavy windows customer</text:p>
          </table:table-cell>
          <table:table-cell table:style-name="ce17" office:value-type="string">
            <text:p>Should be fixed sooner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4" office:value-type="string">
            <text:p>Database Mana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Maybe we do this sooner, since it would allow for a lot of cool stuff, but I don't really see it having precedence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5" office:value-type="string">
            <text:p>locking nodes associated with running job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Actually pretty easy to break jobs this way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5" office:value-type="string">
            <text:p>overly restrictive prohibitions on checkou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Yeah, it is annoying but people can deal.</text:p>
          </table:table-cell>
          <table:table-cell table:style-name="ce15" office:value-type="string">
            <text:p>Same code as in 1792, should do toge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6">966</text:a></text:span></text:p>
          </table:table-cell>
          <table:table-cell table:style-name="ce13" office:value-type="string">
            <text:p>Improved Node Property Job Check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QueuedCheck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 to make Pipeline more robust.</text:p>
          </table:table-cell>
          <table:table-cell table:style-name="ce13"/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5" office:value-type="string">
            <text:p>PLS Frame Increment Incorrec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LS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hould be a fairly easy fix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3" office:value-type="string">
            <text:p>make pls output in the "standard pipeline format"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S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 read the bug report on this. <text:s/>I think Jim was talking to himself. <text:s/>I have no idea what it means.</text:p>
          </table:table-cell>
          <table:table-cell table:style-name="ce13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477">1477</text:a></text:span></text:p>
          </table:table-cell>
          <table:table-cell table:style-name="ce13" office:value-type="string">
            <text:p>Replace Jython?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PYTHON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n your spare tim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41">1341</text:a></text:span></text:p>
          </table:table-cell>
          <table:table-cell table:style-name="ce14" office:value-type="string">
            <text:p>NodeEnvironment plugin type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 think a majority of what we want to do here can be incorporated into Workflow graphs in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45">445</text:a></text:span></text:p>
          </table:table-cell>
          <table:table-cell table:style-name="ce14" office:value-type="string">
            <text:p>Unequal Frame Length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es with 1169 to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478">478</text:a></text:span></text:p>
          </table:table-cell>
          <table:table-cell table:style-name="ce14" office:value-type="string">
            <text:p>Parameter Nodes and Linking Paramet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necessary in Pipeline 2. <text:s/>Fits perfectly into the Pipeline 3 metaphor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4" office:value-type="string">
            <text:p>Node Groups instead of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this would be good, but it honest requires enough changes to how Pipeline works that rewriting everything twice would suck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74">774</text:a></text:span></text:p>
          </table:table-cell>
          <table:table-cell table:style-name="ce14" office:value-type="string">
            <text:p>Arbitrary Fram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9">109</text:a></text:span></text:p>
          </table:table-cell>
          <table:table-cell table:style-name="ce14" office:value-type="string">
            <text:p>Node Thumbnail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umbnailing becomes part of Tasks in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335">1335</text:a></text:span></text:p>
          </table:table-cell>
          <table:table-cell table:style-name="ce14" office:value-type="string">
            <text:p>Access to scratch files across the network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JobViewing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Really, really, really useful idea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19">719</text:a></text:span></text:p>
          </table:table-cell>
          <table:table-cell table:style-name="ce13" office:value-type="string">
            <text:p>Use Editor to View Job Log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1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JobViewing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Quite useful and could be combined with the Scratch Dir viewing as well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4" office:value-type="string">
            <text:p>Clone with Linked History</text:p>
          </table:table-cell>
          <table:table-cell table:style-name="ce25" office:value-type="string">
            <text:p>Java API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 <text:s/>Who has the time?</text:p>
          </table:table-cell>
          <table:table-cell table:style-name="ce14" office:value-type="string">
            <text:p>Should be done with 1108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895">895</text:a></text:span></text:p>
          </table:table-cell>
          <table:table-cell table:style-name="ce14" office:value-type="string">
            <text:p>Node History Dialo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Could be done without the branching code, but I don't see anyone screaming for this.</text:p>
          </table:table-cell>
          <table:table-cell table:style-name="ce14" office:value-type="string">
            <text:p>Should be done with 1108, 769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4" office:value-type="string">
            <text:p>Node Merg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idea, do we really need it? <text:s/>Is it Pipeline 3 compliant?</text:p>
          </table:table-cell>
          <table:table-cell table:style-name="ce14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765">1765</text:a></text:span></text:p>
          </table:table-cell>
          <table:table-cell table:style-name="ce13" office:value-type="string">
            <text:p>plpython enhancement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We should figure out what we want to do about this and then either On Hold it or do it</text:p>
          </table:table-cell>
          <table:table-cell table:style-name="ce13" office:value-type="string">
            <text:p>Not entirely sure we should reject, need to test some things first.</text:p>
          </table:table-cell>
          <table:table-cell table:number-columns-repeated="245"/>
        </table:table-row>
        <table:table-row table:style-name="ro4">
          <table:table-cell table:style-name="ce8" office:value-type="string">
            <text:p><text:span text:style-name="T1"><text:a xlink:href="http://temerity.us/community/forums/viewtopic.php?t=1643">1643</text:a></text:span></text:p>
          </table:table-cell>
          <table:table-cell table:style-name="ce19" office:value-type="string">
            <text:p>Offlining/Archive appears to lockup Pipeline</text:p>
          </table:table-cell>
          <table:table-cell table:style-name="ce28" office:value-type="string">
            <text:p>General</text:p>
          </table:table-cell>
          <table:table-cell table:style-name="ce36" office:value-type="string">
            <text:p>2.4.3</text:p>
          </table:table-cell>
          <table:table-cell table:style-name="ce36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5" office:value-type="string">
            <text:p>Jim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est</text:p>
          </table:table-cell>
          <table:table-cell table:style-name="ce19" office:value-type="string">
            <text:p>Haven't been able to reproduce this lately</text:p>
          </table:table-cell>
          <table:table-cell table:style-name="ce19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5" office:value-type="string">
            <text:p>stdout/stderr doesn't appear in the Output or Errors dialog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Not sure how to replicate it.</text:p>
          </table:table-cell>
          <table:table-cell table:style-name="ce15" office:value-type="string">
            <text:p>Me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036">1036</text:a></text:span></text:p>
          </table:table-cell>
          <table:table-cell table:style-name="ce14" office:value-type="string">
            <text:p>NukeBuild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1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Isn't this done and working? Can you test it jim?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5" office:value-type="string">
            <text:p>Mac OpenGL performance issu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Is this still happening? <text:s/>Need confirmation from Kevin</text:p>
          </table:table-cell>
          <table:table-cell table:style-name="ce15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3" office:value-type="string">
            <text:p>Add a LaunchPipe Python Helper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This should be tested or removed from the code base.</text:p>
          </table:table-cell>
          <table:table-cell table:style-name="ce13" office:value-type="string">
            <text:p>I wrote it, so I'll look at 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4" office:value-type="string">
            <text:p>Add ability to flush user cache in runtim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w often is changing uids in the middle of production a problem?</text:p>
          </table:table-cell>
          <table:table-cell table:style-name="ce14" office:value-type="string">
            <text:p>Easy to do and has caused some problems befo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05">1605</text:a></text:span></text:p>
          </table:table-cell>
          <table:table-cell table:style-name="ce14" office:value-type="string">
            <text:p>plscript missing node locking abi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88">1688</text:a></text:span></text:p>
          </table:table-cell>
          <table:table-cell table:style-name="ce13" office:value-type="string">
            <text:p>On Hold Locking to Same Version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6">1606</text:a></text:span></text:p>
          </table:table-cell>
          <table:table-cell table:style-name="ce14" office:value-type="string">
            <text:p>plscript missing "vouch" functiona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20" office:value-type="string">
            <text:p>Check for Unregistered Files During Intial CheckO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pparently Jim still cares</text:p>
          </table:table-cell>
          <table:table-cell table:style-name="ce14" office:value-type="string">
            <text:p>Yep. <text:s/>Renamed it too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3" office:value-type="string">
            <text:p>RealFlow Editor Support for Mac OS X and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ony seems to care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3" office:value-type="string">
            <text:p>Add Failure Post-Operation Tasks to Server Extension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a great idea.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815">1815</text:a></text:span></text:p>
          </table:table-cell>
          <table:table-cell table:style-name="ce17" office:value-type="string">
            <text:p>cannot unpack node bundles in windows</text:p>
          </table:table-cell>
          <table:table-cell table:style-name="ce27" office:value-type="string">
            <text:p>General</text:p>
          </table:table-cell>
          <table:table-cell table:style-name="ce34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3" office:value-type="string">
            <text:p>Jim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Soon</text:p>
          </table:table-cell>
          <table:table-cell table:style-name="ce17" office:value-type="string">
            <text:p>Shouldn't be that hard of a fix, but this should work</text:p>
          </table:table-cell>
          <table:table-cell table:style-name="ce17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22">622</text:a></text:span></text:p>
          </table:table-cell>
          <table:table-cell table:style-name="ce14" office:value-type="string">
            <text:p>Node Browser: Hiding Old Project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should really do this.</text:p>
          </table:table-cell>
          <table:table-cell table:style-name="ce14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739">739</text:a></text:span></text:p>
          </table:table-cell>
          <table:table-cell table:style-name="ce14" office:value-type="string">
            <text:p>Clock Monitor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ood idea, just need the time to do i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386">1386</text:a></text:span></text:p>
          </table:table-cell>
          <table:table-cell table:style-name="ce14" office:value-type="string">
            <text:p>Long Operation Progress Meter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a bad idea at all.</text:p>
          </table:table-cell>
          <table:table-cell table:style-name="ce14" office:value-type="string">
            <text:p>Good idea but tricky</text:p>
          </table:table-cell>
          <table:table-cell table:number-columns-repeated="245"/>
        </table:table-row>
        <table:table-row table:style-name="ro8">
          <table:table-cell table:style-name="ce6" office:value-type="string">
            <text:p><text:span text:style-name="T1"><text:a xlink:href="http://temerity.us/community/forums/viewtopic.php?t=1629">1629</text:a></text:span></text:p>
          </table:table-cell>
          <table:table-cell table:style-name="ce17" office:value-type="string">
            <text:p>Unlock/CheckOut Subvert Link Circularity Checks</text:p>
          </table:table-cell>
          <table:table-cell table:style-name="ce27" office:value-type="string">
            <text:p>Server Daemons</text:p>
          </table:table-cell>
          <table:table-cell table:style-name="ce34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3" office:value-type="string">
            <text:p>Jim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Soon</text:p>
          </table:table-cell>
          <table:table-cell table:style-name="ce17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7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4" office:value-type="string">
            <text:p>Collate Job Outp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seems to be handled by different features</text:p>
          </table:table-cell>
          <table:table-cell table:style-name="ce14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99">699</text:a></text:span></text:p>
          </table:table-cell>
          <table:table-cell table:style-name="ce14" office:value-type="string">
            <text:p>Skip Unchanged Flag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cause Pipeline doesn't really work efficiently without it.</text:p>
          </table:table-cell>
          <table:table-cell table:style-name="ce14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562">1562</text:a></text:span></text:p>
          </table:table-cell>
          <table:table-cell table:style-name="ce14" office:value-type="string">
            <text:p>Selection of Multiple Nodes from top of the direc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seful but not a priority</text:p>
          </table:table-cell>
          <table:table-cell table:style-name="ce14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77">1677</text:a></text:span></text:p>
          </table:table-cell>
          <table:table-cell table:style-name="ce13" office:value-type="string">
            <text:p>Preserve Locations in NukeSubstCom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62">1662</text:a></text:span></text:p>
          </table:table-cell>
          <table:table-cell table:style-name="ce13" office:value-type="string">
            <text:p>Houdini Batch/Graphical License Sele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Really a much more tricky License Key issue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4" office:value-type="string">
            <text:p>Frozen Finished Nodes should be check-in-able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Less necessary with the new task stuff, since modifiable nodes are rarely froze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518">518</text:a></text:span></text:p>
          </table:table-cell>
          <table:table-cell table:style-name="ce14" office:value-type="string">
            <text:p>HDiff Comparator Plugin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Very cool idea, but no deman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8">1608</text:a></text:span></text:p>
          </table:table-cell>
          <table:table-cell table:style-name="ce14" office:value-type="string">
            <text:p>hfsMantra: adding ifd filtering functionalit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At the moment, should do this though.</text:p>
          </table:table-cell>
          <table:table-cell table:number-columns-repeated="245"/>
        </table:table-row>
        <table:table-row table:style-name="ro2">
          <table:table-cell table:style-name="ce9" office:value-type="string">
            <text:p><text:span text:style-name="T3"><text:a xlink:href="http://temerity.us/community/forums/viewtopic.php?t=962">962</text:a></text:span></text:p>
          </table:table-cell>
          <table:table-cell table:style-name="ce13" office:value-type="string">
            <text:p>Node Locks should be Interruptible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seful, but there is other stuff way more importa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4" office:value-type="string">
            <text:p>E-Mail Logging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n your spare tim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66">1466</text:a></text:span></text:p>
          </table:table-cell>
          <table:table-cell table:style-name="ce13" office:value-type="string">
            <text:p>Nuke 5.0 Python Scripting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237">1237</text:a></text:span></text:p>
          </table:table-cell>
          <table:table-cell table:style-name="ce13" office:value-type="string">
            <text:p>Release view matching pattern confirm dialo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one</text:p>
          </table:table-cell>
          <table:table-cell table:style-name="ce13" office:value-type="string">
            <text:p>It doesn't do this already? <text:s/>I thought it did.</text:p>
          </table:table-cell>
          <table:table-cell table:style-name="ce13" office:value-type="string">
            <text:p>I thought so, need to tes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66">666</text:a></text:span></text:p>
          </table:table-cell>
          <table:table-cell table:style-name="ce13" office:value-type="string">
            <text:p>RegisterMap Tool Enhancement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1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one</text:p>
          </table:table-cell>
          <table:table-cell table:style-name="ce13" office:value-type="string">
            <text:p>I apparently volunteered to fix this, but no one seems to care.</text:p>
          </table:table-cell>
          <table:table-cell table:style-name="ce13" office:value-type="string">
            <text:p>Looks easy and could be done by John.</text:p>
          </table:table-cell>
          <table:table-cell office:value-type="string">
            <text:p>I think I get this one.</text:p>
          </table:table-cell>
          <table:table-cell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325">1325</text:a></text:span></text:p>
          </table:table-cell>
          <table:table-cell table:style-name="ce13" office:value-type="string">
            <text:p>Refresh button in fil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JfileSelectDialog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Useful, but there is an easy work around so it can wa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What to use as the refresh button, or icon. <text:s/>Or we can piggyback on function keys, I think F5 is refresh for web browsers, would only work if we have focus on the Node Files Panel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445">1445</text:a></text:span></text:p>
          </table:table-cell>
          <table:table-cell table:style-name="ce13" office:value-type="string">
            <text:p>Standardize NodeNote UI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one</text:p>
          </table:table-cell>
          <table:table-cell table:style-name="ce13" office:value-type="string">
            <text:p>Since I don't want to do it.</text:p>
          </table:table-cell>
          <table:table-cell table:style-name="ce13" office:value-type="string">
            <text:p>More of a John UI thing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74">1374</text:a></text:span></text:p>
          </table:table-cell>
          <table:table-cell table:style-name="ce14" office:value-type="string">
            <text:p>Opening branch in node browser has strange behaviou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one</text:p>
          </table:table-cell>
          <table:table-cell table:style-name="ce14" office:value-type="string">
            <text:p>There have been enough comments about this behavior that we should do something about it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632">632</text:a></text:span></text:p>
          </table:table-cell>
          <table:table-cell table:style-name="ce13" office:value-type="string">
            <text:p>Display of Long Node Name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There are more pressing issues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But not sure what the best solution is, I think the “...” might be best, but need something to provide more information if the user wants it.</text:p>
          </table:table-cell>
          <table:table-cell table:number-columns-repeated="244"/>
        </table:table-row>
        <table:table-row table:style-name="ro12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5" office:value-type="string">
            <text:p>Queue Stats panel doesn't reset curso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one</text:p>
          </table:table-cell>
          <table:table-cell table:style-name="ce15" office:value-type="string">
            <text:p>Not worth the time it would take to fix.</text:p>
          </table:table-cell>
          <table:table-cell table:style-name="ce15" office:value-type="string">
            <text:p>Perceived quality is all about the little things. <text:s/>Should fix now.</text:p>
          </table:table-cell>
          <table:table-cell office:value-type="string">
            <text:p>No mouse at the moment, but I think I understand the issue. <text:s/>Will review again later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494">494</text:a></text:span></text:p>
          </table:table-cell>
          <table:table-cell table:style-name="ce13" office:value-type="string">
            <text:p>Multiple Evolve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1.9.2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ever you get around t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3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5" office:value-type="string">
            <text:p>Archive Tool Window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Just need to scale the table column to max length</text:p>
          </table:table-cell>
          <table:table-cell table:style-name="ce15" office:value-type="string">
            <text:p>Agreed. <text:s text:c="2"/>Do easy way.</text:p>
          </table:table-cell>
          <table:table-cell office:value-type="string">
            <text:p>I made a node with a ridiculously long name and if we were to scale the table column to the max length it would probably work if you have a 30 inch display. <text:s/>What if we made a a text field that you could slide to see more text by mouse dragging on the textfield to the left or right?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441">1441</text:a></text:span></text:p>
          </table:table-cell>
          <table:table-cell table:style-name="ce13" office:value-type="string">
            <text:p>Cloning Checked-In/Locked Node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 you get a chance.</text:p>
          </table:table-cell>
          <table:table-cell table:style-name="ce13" office:value-type="string">
            <text:p>John can do this... Maybe with our help on the backend.</text:p>
          </table:table-cell>
          <table:table-cell office:value-type="string">
            <text:p>This sounds handy to have. <text:s/>I guess the current way people would do this is to check out the node, then clone, then release the original node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4" office:value-type="string">
            <text:p>using 'show node' to select multiple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imple fix.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1063">1063</text:a></text:span></text:p>
          </table:table-cell>
          <table:table-cell table:style-name="ce14" office:value-type="string">
            <text:p>Show version comments in the checkout window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Real easy to do, improves user experience</text:p>
          </table:table-cell>
          <table:table-cell table:style-name="ce14"/>
          <table:table-cell office:value-type="string">
            <text:p>There is a lot of space in the check out window, is that space ever used? <text:s/>If it is not, why not put the version comments in a text box there.</text:p>
          </table:table-cell>
          <table:table-cell table:number-columns-repeated="244"/>
        </table:table-row>
        <table:table-row table:style-name="ro11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5" office:value-type="string">
            <text:p>beep!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one</text:p>
          </table:table-cell>
          <table:table-cell table:style-name="ce15" office:value-type="string">
            <text:p>Because I don't care that much.</text:p>
          </table:table-cell>
          <table:table-cell table:style-name="ce15" office:value-type="string">
            <text:p>Easy to make this a preference.</text:p>
          </table:table-cell>
          <table:table-cell office:value-type="string">
            <text:p>I have heard the beeps on the Mac, when performing Apple key TAB to switch between apps the beep sound is made. <text:s/>Probably because the Apple key is used.</text:p>
          </table:table-cell>
          <table:table-cell table:number-columns-repeated="244"/>
        </table:table-row>
        <table:table-row table:style-name="ro11"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5" office:value-type="string">
            <text:p>Link Params values missing in Details for Locked Nod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2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imple fix.</text:p>
          </table:table-cell>
          <table:table-cell table:style-name="ce15" office:value-type="string">
            <text:p>Agreed.</text:p>
          </table:table-cell>
          <table:table-cell office:value-type="string">
            <text:p>I see the issue, but it is a bit confusing as to which node it is linked to if I can not see the node details of the node linked. <text:s/>Seems easy enough to do.</text:p>
          </table:table-cell>
          <table:table-cell table:number-columns-repeated="244"/>
        </table:table-row>
        <table:table-row table:style-name="ro6">
          <table:table-cell table:style-name="ce10" office:value-type="string">
            <text:p><text:a xlink:href="http://temerity.us/community/forums/viewtopic.php?t=1935">1935</text:a></text:p>
          </table:table-cell>
          <table:table-cell table:style-name="ce21" office:value-type="string">
            <text:p>Release View</text:p>
          </table:table-cell>
          <table:table-cell table:style-name="ce10" office:value-type="string">
            <text:p>Graphical Client</text:p>
          </table:table-cell>
          <table:table-cell table:style-name="ce37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10" office:value-type="string">
            <text:p>New</text:p>
          </table:table-cell>
          <table:table-cell table:style-name="ce46" office:value-type="string">
            <text:p>John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Done</text:p>
          </table:table-cell>
          <table:table-cell table:style-name="ce51" table:number-columns-repeated="2"/>
          <table:table-cell table:number-columns-repeated="245"/>
        </table:table-row>
        <table:table-row table:style-name="ro14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5" office:value-type="string">
            <text:p>node detail hin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one</text:p>
          </table:table-cell>
          <table:table-cell table:style-name="ce15" office:value-type="string">
            <text:p>This was going to be done a while ago, it is easy, and lumiere would like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o the Preference is not being used until plui is restarted. <text:s/>Also the clipping issue needs to be fixed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01">1701</text:a></text:span></text:p>
          </table:table-cell>
          <table:table-cell table:style-name="ce15" office:value-type="string">
            <text:p>problem with queuing multiple batches from the job view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Actually much more than an annoyance. <text:s/>This should get fixed quickly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12">1512</text:a></text:span></text:p>
          </table:table-cell>
          <table:table-cell table:style-name="ce14" office:value-type="string">
            <text:p>Plugin Javadocs Butt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Would be cool, but isn't at all necessary</text:p>
          </table:table-cell>
          <table:table-cell table:style-name="ce14" office:value-type="string">
            <text:p>I disagree. <text:s/>This is sorely lacking! <text:s/></text:p>
          </table:table-cell>
          <table:table-cell office:value-type="string">
            <text:p>Does Java have a HTML renderer?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5" office:value-type="string">
            <text:p>Dialogs do not appear over the correct Parent fram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UI Cor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necessary, but it gets really annoying and customers keep bitching</text:p>
          </table:table-cell>
          <table:table-cell table:style-name="ce15" office:value-type="string">
            <text:p>Agre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3" office:value-type="string">
            <text:p>Access to full node right-click context menu from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Brows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e limited subset we talked about = good. <text:s/>Everything else is bad.</text:p>
          </table:table-cell>
          <table:table-cell table:style-name="ce13" office:value-type="string">
            <text:p>Agreed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689">1689</text:a></text:span></text:p>
          </table:table-cell>
          <table:table-cell table:style-name="ce14" office:value-type="string">
            <text:p>Node Favourites Panel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rilliant idea.</text:p>
          </table:table-cell>
          <table:table-cell table:style-name="ce14" office:value-type="string">
            <text:p>Agreed.</text:p>
          </table:table-cell>
          <table:table-cell office:value-type="string">
            <text:p>This sounds like a handy feature. <text:s/>I like this one, not that I don't like all the other bugs and features, probably more accurate to say that I'm interested in working on this feature sooner than later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4" office:value-type="string">
            <text:p>Selection His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hould be associated with the Node Favorites panel.</text:p>
          </table:table-cell>
          <table:table-cell table:style-name="ce14" office:value-type="string">
            <text:p>Agreed.</text:p>
          </table:table-cell>
          <table:table-cell office:value-type="string">
            <text:p>This is an interesting one too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4" office:value-type="string">
            <text:p>Generalize Queue Stats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tat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 and we should do it.</text:p>
          </table:table-cell>
          <table:table-cell table:style-name="ce14" office:value-type="string">
            <text:p>Agreed.</text:p>
          </table:table-cell>
          <table:table-cell office:value-type="string">
            <text:p>I like this, it makes it more like the Sun storage servers interfac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4" office:value-type="string">
            <text:p>machine note column in queue serve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erv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do it now, but do I really need more on my plate. <text:s/>I can do this with the Queue overhaul</text:p>
          </table:table-cell>
          <table:table-cell table:style-name="ce14" office:value-type="string">
            <text:p>Is really a UI only thing, John can handle it sooner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639">1639</text:a></text:span></text:p>
          </table:table-cell>
          <table:table-cell table:style-name="ce17" office:value-type="string">
            <text:p>Default Layout File empty/missing</text:p>
          </table:table-cell>
          <table:table-cell table:style-name="ce27" office:value-type="string">
            <text:p>General</text:p>
          </table:table-cell>
          <table:table-cell table:style-name="ce34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3" office:value-type="string">
            <text:p>John</text:p>
          </table:table-cell>
          <table:table-cell table:style-name="ce43" office:value-type="string">
            <text:p>Layouts</text:p>
          </table:table-cell>
          <table:table-cell table:style-name="ce43" office:value-type="string">
            <text:p>Test</text:p>
          </table:table-cell>
          <table:table-cell table:style-name="ce17" office:value-type="string">
            <text:p>Should not be hard to fix</text:p>
          </table:table-cell>
          <table:table-cell table:style-name="ce17" office:value-type="string">
            <text:p>We know the symptoms but not the cause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3" office:value-type="string">
            <text:p>Save Layout as Site Defaul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 to hack by hand.</text:p>
          </table:table-cell>
          <table:table-cell table:style-name="ce13" office:value-type="string">
            <text:p>Another easy one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3" office:value-type="string">
            <text:p>Reset Current destroys saved layout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not a good thing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3" office:value-type="string">
            <text:p>Save + Restore Window Bundl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ould be cool, but isn't at all necessary. <text:s/>Pipeline 3 should negate the need for this.</text:p>
          </table:table-cell>
          <table:table-cell table:style-name="ce13" office:value-type="string">
            <text:p>Should do sooner than Pipeline3. <text:s/>Would be useful now.</text:p>
          </table:table-cell>
          <table:table-cell office:value-type="string">
            <text:p>This sounds handy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4" office:value-type="string">
            <text:p>Save recent node operations between plui session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od idea, but nothing we actually need to do.</text:p>
          </table:table-cell>
          <table:table-cell table:style-name="ce14"/>
          <table:table-cell office:value-type="string">
            <text:p>I like this one too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4" office:value-type="string">
            <text:p>Shared User Preferenc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Pref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ould be great, lots of more important stuff</text:p>
          </table:table-cell>
          <table:table-cell table:style-name="ce14" office:value-type="string">
            <text:p>Could be done by John just as easil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4" office:value-type="string">
            <text:p>Custom Node Styl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Viewer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w this is an awesome idea. <text:s/>Needs to happen</text:p>
          </table:table-cell>
          <table:table-cell table:style-name="ce14" office:value-type="string">
            <text:p>Agreed.</text:p>
          </table:table-cell>
          <table:table-cell office:value-type="string">
            <text:p>I've always liked this one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3" office:value-type="string">
            <text:p>Show Secondary Sequences in Tooltip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Awesome feature. <text:s/>There are no other visual queues for secondary sequences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This is just to show that at least one secondary sequence exists. <text:s/>TODO, ask what are secondary sequences are useful for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3" office:value-type="string">
            <text:p>Shade Duplicate Jobs/Nodes Differently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Very useful.</text:p>
          </table:table-cell>
          <table:table-cell table:style-name="ce13" office:value-type="string">
            <text:p>John can do this...</text:p>
          </table:table-cell>
          <table:table-cell office:value-type="string">
            <text:p>I like this one too. <text:s/>But not sure that best solution is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5" office:value-type="string">
            <text:p>Long node names are illegibl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Viewe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a bad thing to have in there. <text:s/>Not sure how much work it would be.</text:p>
          </table:table-cell>
          <table:table-cell table:style-name="ce15" office:value-type="string">
            <text:p>Not sure I like the proposed solution, but its a John UI thing if it is to be done.</text:p>
          </table:table-cell>
          <table:table-cell office:value-type="string">
            <text:p>Not sure what the best solution will be for this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3" office:value-type="string">
            <text:p>Hide Node Labels if Unreadable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Performance. 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3" office:value-type="string">
            <text:p>Collapsable Node Region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im thinks this is useful</text:p>
          </table:table-cell>
          <table:table-cell table:style-name="ce13" office:value-type="string">
            <text:p>Very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3" office:value-type="string">
            <text:p>Node Viewer collapse/expand status after link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eems easy enough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4" office:value-type="string">
            <text:p>State Based Node/Job Expansion and Framin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/JobView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im thinks it is great</text:p>
          </table:table-cell>
          <table:table-cell table:style-name="ce14" office:value-type="string">
            <text:p>Absolutely!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4" office:value-type="string">
            <text:p>Collapse Duplicate Childre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View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sure what Red Vision wants with this since they never replied</text:p>
          </table:table-cell>
          <table:table-cell table:style-name="ce14" office:value-type="string">
            <text:p>Should do this. <text:s/>Its a good idea regardless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4" office:value-type="string">
            <text:p>Job Output Indica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Detail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Fairly easy to do, makes RV happy.</text:p>
          </table:table-cell>
          <table:table-cell table:style-name="ce14" office:value-type="string">
            <text:p>Agreed.</text:p>
          </table:table-cell>
          <table:table-cell office:value-type="string">
            <text:p>Another handy featur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3" office:value-type="string">
            <text:p>Complex BuilderParam UI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ause I'm never going to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3" office:value-type="string">
            <text:p>Managing secondary file sequenc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File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s. <text:s/>We should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3" office:value-type="string">
            <text:p>Multi-file select in MRayAddTexture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UI Core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A little more work</text:p>
          </table:table-cell>
          <table:table-cell table:style-name="ce13" office:value-type="string">
            <text:p>I think this requires changing the underlying API classes, so its better suited to John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5" office:value-type="string">
            <text:p>Clientside Job Manager Stats Cachin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rong, but so what.</text:p>
          </table:table-cell>
          <table:table-cell table:style-name="ce15" office:value-type="string">
            <text:p>Minor UI <text:s/>bug, but should be fix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3" office:value-type="string">
            <text:p>No association between job groups/details and queue server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PanelUpdat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n't think we need this.</text:p>
          </table:table-cell>
          <table:table-cell table:style-name="ce13" office:value-type="string">
            <text:p>I disagree. <text:s/>I like this idea, but its fairly low priority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3" office:value-type="string">
            <text:p>Avoid editor religious wars...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It would be great, but I don't have the time.</text:p>
          </table:table-cell>
          <table:table-cell table:style-name="ce13" office:value-type="string">
            <text:p>Sounds like something for John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4" office:value-type="string">
            <text:p>Plugin Autobuild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</text:p>
          </table:table-cell>
          <table:table-cell table:style-name="ce14" office:value-type="string">
            <text:p>Agreed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4" office:value-type="string">
            <text:p>Owner|View Pulldown Menu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9.1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e ability to surf working areas using the right-click menu on nodes makes this pretty much obsolete</text:p>
          </table:table-cell>
          <table:table-cell table:style-name="ce14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4" office:value-type="string">
            <text:p>Pipeline instant messan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feature. <text:s/>Huge bang for buck.</text:p>
          </table:table-cell>
          <table:table-cell table:style-name="ce14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8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4" office:value-type="string">
            <text:p>Two new Dispatcher Related Panel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/Jesse/Jim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4" office:value-type="string">
            <text:p>I'd like this done sooner if time allows since it would help explain how the queue currently works until it works a different way.</text:p>
          </table:table-cell>
          <table:table-cell office:value-type="string">
            <text:p>This sounds very handy to have.</text:p>
          </table:table-cell>
          <table:table-cell table:number-columns-repeated="244"/>
        </table:table-row>
        <table:table-row table:style-name="ro10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5" office:value-type="string">
            <text:p>Windows Networking Exception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/Jim</text:p>
          </table:table-cell>
          <table:table-cell table:style-name="ce41" office:value-type="string">
            <text:p>WinJobMg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Looks like Sven did the hard work for this one.</text:p>
          </table:table-cell>
          <table:table-cell table:style-name="ce15" office:value-type="string">
            <text:p>Not exactly... Still unresolved. <text:s/>John has been investigating.</text:p>
          </table:table-cell>
          <table:table-cell office:value-type="string">
            <text:p>This needs to be a part of reviewing all the networking cod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4" office:value-type="string">
            <text:p>View Version Tree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/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an't believe more people don't ask for this.</text:p>
          </table:table-cell>
          <table:table-cell table:style-name="ce14" office:value-type="string">
            <text:p>Agreed. <text:s/>Needs some backend support still I think to get checked-in trees in one API call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524">1524</text:a></text:span></text:p>
          </table:table-cell>
          <table:table-cell table:style-name="ce14" office:value-type="string">
            <text:p>Dummy file/scene option when registering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nestly, this isn't really necessary at all, but would be fairly easy to implement when Editor Params are done.</text:p>
          </table:table-cell>
          <table:table-cell table:style-name="ce14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4" office:value-type="string">
            <text:p>ZBrush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We should at least have some one look at automation with Zbrush. <text:s/>Though it looks like the made it even worse in 3.0</text:p>
          </table:table-cell>
          <table:table-cell table:style-name="ce14" office:value-type="string">
            <text:p>Yeah, no idea about the current state of affairs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49">1849</text:a></text:span></text:p>
          </table:table-cell>
          <table:table-cell table:style-name="ce13" office:value-type="string">
            <text:p>MayaBuildAction should use -defaultNamespac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fix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482">482</text:a></text:span></text:p>
          </table:table-cell>
          <table:table-cell table:style-name="ce14" office:value-type="string">
            <text:p>More Mac OS X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hould be fairly easy to impleme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<text:span text:style-name="T1"><text:a xlink:href="http://temerity.us/community/forums/viewtopic.php?t=1899">1899</text:a></text:span></text:p>
          </table:table-cell>
          <table:table-cell table:style-name="ce17" office:value-type="string">
            <text:p>MayaNoRef 2.4.1 does not work on windows</text:p>
          </table:table-cell>
          <table:table-cell table:style-name="ce27" office:value-type="string">
            <text:p>Plugins</text:p>
          </table:table-cell>
          <table:table-cell table:style-name="ce34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3" office:value-type="string">
            <text:p>Wen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rivial</text:p>
          </table:table-cell>
          <table:table-cell table:style-name="ce17" office:value-type="string">
            <text:p>Easy fix</text:p>
          </table:table-cell>
          <table:table-cell table:style-name="ce17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26">1826</text:a></text:span></text:p>
          </table:table-cell>
          <table:table-cell table:style-name="ce13" office:value-type="string">
            <text:p>Relative Thumbnail ImageNumb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to d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4" office:value-type="string">
            <text:p>Add a JEdit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enou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851">1851</text:a></text:span></text:p>
          </table:table-cell>
          <table:table-cell table:style-name="ce17" office:value-type="string">
            <text:p>MayaExport doesn't export set contents if includeSet is true</text:p>
          </table:table-cell>
          <table:table-cell table:style-name="ce27" office:value-type="string">
            <text:p>Plugins</text:p>
          </table:table-cell>
          <table:table-cell table:style-name="ce34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3" office:value-type="string">
            <text:p>Wen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rivial</text:p>
          </table:table-cell>
          <table:table-cell table:style-name="ce17" office:value-type="string">
            <text:p>Maya fixed a bug we were taking advantage of.</text:p>
          </table:table-cell>
          <table:table-cell table:style-name="ce17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4" office:value-type="string">
            <text:p>Support for Adobe CS3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nd CS4. <text:s/>fucking adob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3" office:value-type="string">
            <text:p>Add Optional Units/FrameRange to MayaMEL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esse's Solution wins</text:p>
          </table:table-cell>
          <table:table-cell table:style-name="ce13" office:value-type="string">
            <text:p>Uncle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3" office:value-type="string">
            <text:p>Comp actions can kill a fileserv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really hot and the copy frame idea should be a generic part of the CommonActionUtils. <text:s/>Can see many uses for thi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763">1763</text:a></text:span></text:p>
          </table:table-cell>
          <table:table-cell table:style-name="ce13" office:value-type="string">
            <text:p>Splice Action RFE - automatic start/length source parm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/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4" office:value-type="string">
            <text:p>Maxon's Cinema 4D Editor and Render Ac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Do we really care about Cinema4D?</text:p>
          </table:table-cell>
          <table:table-cell table:style-name="ce14" office:value-type="string">
            <text:p>Not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91">1191</text:a></text:span></text:p>
          </table:table-cell>
          <table:table-cell table:style-name="ce13" office:value-type="string">
            <text:p>Support Maya Lightmap Render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Needs Node Directories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5" office:value-type="string">
            <text:p>Fcheck Viewer only works with IFF fil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Autodesk broke it</text:p>
          </table:table-cell>
          <table:table-cell table:style-name="ce15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3" office:value-type="string">
            <text:p>SyflexApplyCache SourceParams Overrid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22">522</text:a></text:span></text:p>
          </table:table-cell>
          <table:table-cell table:style-name="ce14" office:value-type="string">
            <text:p>ShakeSync Tool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seems to care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4" office:value-type="string">
            <text:p>NukeDebugTexture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t necessary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681">1681</text:a></text:span></text:p>
          </table:table-cell>
          <table:table-cell table:style-name="ce13" office:value-type="string">
            <text:p>Redesign data structure visibility in BaseStage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it ain't broke . . . </text:p>
          </table:table-cell>
          <table:table-cell table:style-name="ce13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4">
          <table:table-cell table:style-name="ce6" office:value-type="string">
            <text:p><text:span text:style-name="T1"><text:a xlink:href="http://temerity.us/community/forums/viewtopic.php?t=692">692</text:a></text:span></text:p>
          </table:table-cell>
          <table:table-cell table:style-name="ce17" office:value-type="string">
            <text:p>Node Files Panel Limit</text:p>
          </table:table-cell>
          <table:table-cell table:style-name="ce27" office:value-type="string">
            <text:p>Graphical Client</text:p>
          </table:table-cell>
          <table:table-cell table:style-name="ce27" office:value-type="string">
            <text:p>2.0.1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3" office:value-type="string">
            <text:p>John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On Hold</text:p>
          </table:table-cell>
          <table:table-cell table:style-name="ce17" office:value-type="string">
            <text:p>Yeah it's broken, but haven't noticed anyone complaining</text:p>
          </table:table-cell>
          <table:table-cell table:style-name="ce17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3" office:value-type="string">
            <text:p>Quadrant Node Look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it after Custom Node Styles is done</text:p>
          </table:table-cell>
          <table:table-cell table:style-name="ce13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86">1586</text:a></text:span></text:p>
          </table:table-cell>
          <table:table-cell table:style-name="ce13" office:value-type="string">
            <text:p>Job Killing Signal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Until we have to support a studio using software that really needs thi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89">1089</text:a></text:span></text:p>
          </table:table-cell>
          <table:table-cell table:style-name="ce13" office:value-type="string">
            <text:p>Adobe After Effects Support for Mac OS X and Windows X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2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Because I don't want to write more After Effects Javascrip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<text:span text:style-name="T1"><text:a xlink:href="http://temerity.us/community/forums/viewtopic.php?t=1600">1600</text:a></text:span></text:p>
          </table:table-cell>
          <table:table-cell table:style-name="ce17" office:value-type="string">
            <text:p>AfterFXRender does not respect comp Start name</text:p>
          </table:table-cell>
          <table:table-cell table:style-name="ce27" office:value-type="string">
            <text:p>Plugins</text:p>
          </table:table-cell>
          <table:table-cell table:style-name="ce34" office:value-type="string">
            <text:p>2.4.2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On Hold</text:p>
          </table:table-cell>
          <table:table-cell table:style-name="ce17" office:value-type="string">
            <text:p>Who uses afterfx these days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4" office:value-type="string">
            <text:p>Organic Node Layou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Can be done as part of CustomNodeStyles</text:p>
          </table:table-cell>
          <table:table-cell table:style-name="ce14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03">1003</text:a></text:span></text:p>
          </table:table-cell>
          <table:table-cell table:style-name="ce13" office:value-type="string">
            <text:p>Type Filtering in the Node History Pane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85">685</text:a></text:span></text:p>
          </table:table-cell>
          <table:table-cell table:style-name="ce14" office:value-type="string">
            <text:p>Listing of New Versions</text:p>
          </table:table-cell>
          <table:table-cell table:style-name="ce25" office:value-type="string">
            <text:p>Scripting Client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n't seem much need for this.</text:p>
          </table:table-cell>
          <table:table-cell table:style-name="ce14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4" office:value-type="string">
            <text:p>Windows machines not finding Jython Cach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LPYTH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ince no one is using windows and jython (and hopefully never will)</text:p>
          </table:table-cell>
          <table:table-cell table:style-name="ce14" office:value-type="string">
            <text:p>MLB is on the horizon.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5" office:value-type="string">
            <text:p>Job Viewer Display Bu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n't hit spacebar so fas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5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4" office:value-type="string">
            <text:p>Distributed File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3" office:value-type="string">
            <text:p>Change to Node History display of Check-in Messag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4" office:value-type="string">
            <text:p>Liquid/Pixi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2"><text:a xlink:href="http://temerity.us/community/forums/viewtopic.php?t=1019">1019</text:a></text:span></text:p>
          </table:table-cell>
          <table:table-cell table:style-name="ce13" office:value-type="string">
            <text:p>Port Houdini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569">1569</text:a></text:span></text:p>
          </table:table-cell>
          <table:table-cell table:style-name="ce13" office:value-type="string">
            <text:p>Support for plremote to be a Protocal Handler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3" office:value-type="string">
            <text:p>Nope. <text:s/>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3" office:value-type="string">
            <text:p>Gelato 2.2R1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030">1030</text:a></text:span></text:p>
          </table:table-cell>
          <table:table-cell table:style-name="ce14" office:value-type="string">
            <text:p>Digital Fus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Please god no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583">583</text:a></text:span></text:p>
          </table:table-cell>
          <table:table-cell table:style-name="ce14" office:value-type="string">
            <text:p>Job Spreadsheet Panel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ee a lot of overlap with 1834. <text:s/>We should just considering merging the features into one panel</text:p>
          </table:table-cell>
          <table:table-cell table:style-name="ce14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287">287</text:a></text:span></text:p>
          </table:table-cell>
          <table:table-cell table:style-name="ce14" office:value-type="string">
            <text:p>Finish Porting CoordSys/Matrix Classe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1.9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Because we haven't missed it ye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4" office:value-type="string">
            <text:p>Turtl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3" office:value-type="string">
            <text:p>Port Gelato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4" office:value-type="string">
            <text:p>Ultraedit studio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534">534</text:a></text:span></text:p>
          </table:table-cell>
          <table:table-cell table:style-name="ce14" office:value-type="string">
            <text:p>RealFlow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1">1021</text:a></text:span></text:p>
          </table:table-cell>
          <table:table-cell table:style-name="ce13" office:value-type="string">
            <text:p>Port PRMan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15">415</text:a></text:span></text:p>
          </table:table-cell>
          <table:table-cell table:style-name="ce14" office:value-type="string">
            <text:p>HdrGen Action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4" office:value-type="string">
            <text:p>Maxwell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00">700</text:a></text:span></text:p>
          </table:table-cell>
          <table:table-cell table:style-name="ce14" office:value-type="string">
            <text:p>Secondary Queue Manag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demonstrable need for this feature</text:p>
          </table:table-cell>
          <table:table-cell table:style-name="ce14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24">424</text:a></text:span></text:p>
          </table:table-cell>
          <table:table-cell table:style-name="ce14" office:value-type="string">
            <text:p>MASSIVE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3" office:value-type="string">
            <text:p>Java Annotations for Network Messaging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This would be awesome, but seems like a lot of work. <text:s/>Might be something better given to John to play with for a while?</text:p>
          </table:table-cell>
          <table:table-cell table:style-name="ce13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4">964</text:a></text:span></text:p>
          </table:table-cell>
          <table:table-cell table:style-name="ce13" office:value-type="string">
            <text:p>Column Style Nod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 see no reason for Mac shit in Pipeline.</text:p>
          </table:table-cell>
          <table:table-cell table:style-name="ce13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2"><text:a xlink:href="http://temerity.us/community/forums/viewtopic.php?t=601">601</text:a></text:span></text:p>
          </table:table-cell>
          <table:table-cell table:style-name="ce13" office:value-type="string">
            <text:p>IvView Editor on Windows &amp; Mac OS X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we really want this feature</text:p>
          </table:table-cell>
          <table:table-cell table:style-name="ce13" office:value-type="string">
            <text:p>No deman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4" office:value-type="string">
            <text:p>Toolset Setup Wizard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This would be huge.</text:p>
          </table:table-cell>
          <table:table-cell table:style-name="ce14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3" office:value-type="string">
            <text:p>Port Syflex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3" office:value-type="string">
            <text:p>Selective Node Bundle Unpack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t would be nice, but seriously, who needs it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76">1376</text:a></text:span></text:p>
          </table:table-cell>
          <table:table-cell table:style-name="ce14" office:value-type="string">
            <text:p>Extend plremote(1) to Handle Generic Jyth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still care?</text:p>
          </table:table-cell>
          <table:table-cell table:style-name="ce14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4" office:value-type="string">
            <text:p>Deep Repositor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currently wants it. <text:s/>And implementation is problematic.</text:p>
          </table:table-cell>
          <table:table-cell table:style-name="ce14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4" office:value-type="string">
            <text:p>Windows Specific Air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0">1020</text:a></text:span></text:p>
          </table:table-cell>
          <table:table-cell table:style-name="ce13" office:value-type="string">
            <text:p>Port AIR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4" office:value-type="string">
            <text:p>Free Swap Space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We've survived for ages without this.</text:p>
          </table:table-cell>
          <table:table-cell table:style-name="ce14" office:value-type="string">
            <text:p>Agreed, not sure we ever need to do i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33">1133</text:a></text:span></text:p>
          </table:table-cell>
          <table:table-cell table:style-name="ce13" office:value-type="string">
            <text:p>AfterFX Editor on Mac OS X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171">1171</text:a></text:span></text:p>
          </table:table-cell>
          <table:table-cell table:style-name="ce14" office:value-type="string">
            <text:p>Unfold3D editor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611">611</text:a></text:span></text:p>
          </table:table-cell>
          <table:table-cell table:style-name="ce14" office:value-type="string">
            <text:p>XSI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 using XSI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 table:number-rows-repeated="65300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Sheet3" table:style-name="ta2" table:print="false">
        <table:table-column table:style-name="co11" table:default-cell-style-name="Default"/>
        <table:table-column table:style-name="co1" table:default-cell-style-name="Default"/>
        <table:table-row table:style-name="ro16">
          <table:table-cell office:value-type="string">
            <text:p>Defect</text:p>
          </table:table-cell>
          <table:table-cell office:value-type="string">
            <text:p>Orange 3</text:p>
          </table:table-cell>
        </table:table-row>
        <table:table-row table:style-name="ro16">
          <table:table-cell office:value-type="string">
            <text:p>Feature Request</text:p>
          </table:table-cell>
          <table:table-cell office:value-type="string">
            <text:p>Turquoise 4</text:p>
          </table:table-cell>
        </table:table-row>
        <table:table-row table:style-name="ro16">
          <table:table-cell office:value-type="string">
            <text:p>Annoyance</text:p>
          </table:table-cell>
          <table:table-cell office:value-type="string">
            <text:p>Orange 4</text:p>
          </table:table-cell>
        </table:table-row>
      </table:table>
      <table:named-expressions>
        <table:named-range table:name="Data" table:base-cell-address="$All.$A$1" table:cell-range-address="$All.$A$1:.$F$228"/>
      </table:named-expressions>
      <table:database-ranges>
        <table:database-range table:target-range-address="All.A9:All.L188" table:contains-header="false">
          <table:sort>
            <table:sort-by table:field-number="6" table:data-type="UserList7"/>
            <table:sort-by table:field-number="7" table:order="descending" table:data-type="UserList7"/>
            <table:sort-by table:field-number="8" table:data-type="UserList7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3">06/13/2009</text:date>, <text:time>19:2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9-04-21T15:57:06</meta:creation-date>
    <dc:date>2009-06-13T19:20:43</dc:date>
    <meta:editing-cycles>105</meta:editing-cycles>
    <meta:editing-duration>P1DT18H44M55S</meta:editing-duration>
    <meta:user-defined meta:name="Info 1"/>
    <meta:user-defined meta:name="Info 2"/>
    <meta:user-defined meta:name="Info 3"/>
    <meta:user-defined meta:name="Info 4"/>
    <meta:document-statistic meta:table-count="2" meta:cell-count="2612"/>
  </office:meta>
</office:document-meta>
</file>